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2_a_birrt_results_in_fork_straigh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3.53605" calcext:value-type="float">
            <text:p>3.53605</text:p>
          </table:table-cell>
          <table:table-cell office:value-type="float" office:value="25.4" calcext:value-type="float">
            <text:p>25.4</text:p>
          </table:table-cell>
          <table:table-cell office:value-type="float" office:value="127" calcext:value-type="float">
            <text:p>127</text:p>
          </table:table-cell>
          <table:table-cell office:value-type="float" office:value="1625" calcext:value-type="float">
            <text:p>1625</text:p>
          </table:table-cell>
          <table:table-cell office:value-type="float" office:value="275" calcext:value-type="float">
            <text:p>275</text:p>
          </table:table-cell>
          <table:table-cell office:value-type="float" office:value="1900" calcext:value-type="float">
            <text:p>1900</text:p>
          </table:table-cell>
          <table:table-cell office:value-type="float" office:value="27608" calcext:value-type="float">
            <text:p>27608</text:p>
          </table:table-cell>
          <table:table-cell office:value-type="float" office:value="454556" calcext:value-type="float">
            <text:p>454556</text:p>
          </table:table-cell>
          <table:table-cell table:number-columns-repeated="2"/>
        </table:table-row>
        <table:table-row table:style-name="ro1">
          <table:table-cell office:value-type="float" office:value="4.37712" calcext:value-type="float">
            <text:p>4.37712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2009" calcext:value-type="float">
            <text:p>2009</text:p>
          </table:table-cell>
          <table:table-cell office:value-type="float" office:value="305" calcext:value-type="float">
            <text:p>305</text:p>
          </table:table-cell>
          <table:table-cell office:value-type="float" office:value="2314" calcext:value-type="float">
            <text:p>2314</text:p>
          </table:table-cell>
          <table:table-cell office:value-type="float" office:value="50622" calcext:value-type="float">
            <text:p>50622</text:p>
          </table:table-cell>
          <table:table-cell office:value-type="float" office:value="1116460" calcext:value-type="float">
            <text:p>1116460</text:p>
          </table:table-cell>
          <table:table-cell table:number-columns-repeated="2"/>
        </table:table-row>
        <table:table-row table:style-name="ro1">
          <table:table-cell office:value-type="float" office:value="0.87283" calcext:value-type="float">
            <text:p>0.87283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77" calcext:value-type="float">
            <text:p>477</text:p>
          </table:table-cell>
          <table:table-cell office:value-type="float" office:value="194" calcext:value-type="float">
            <text:p>194</text:p>
          </table:table-cell>
          <table:table-cell office:value-type="float" office:value="671" calcext:value-type="float">
            <text:p>671</text:p>
          </table:table-cell>
          <table:table-cell office:value-type="float" office:value="55476" calcext:value-type="float">
            <text:p>55476</text:p>
          </table:table-cell>
          <table:table-cell office:value-type="float" office:value="1189630" calcext:value-type="float">
            <text:p>1189630</text:p>
          </table:table-cell>
          <table:table-cell table:number-columns-repeated="2"/>
        </table:table-row>
        <table:table-row table:style-name="ro1">
          <table:table-cell office:value-type="float" office:value="0.157719" calcext:value-type="float">
            <text:p>0.15771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87" calcext:value-type="float">
            <text:p>187</text:p>
          </table:table-cell>
          <table:table-cell office:value-type="float" office:value="62822" calcext:value-type="float">
            <text:p>62822</text:p>
          </table:table-cell>
          <table:table-cell office:value-type="float" office:value="1158200" calcext:value-type="float">
            <text:p>1158200</text:p>
          </table:table-cell>
          <table:table-cell table:number-columns-repeated="2"/>
        </table:table-row>
        <table:table-row table:style-name="ro1">
          <table:table-cell office:value-type="float" office:value="0.241908" calcext:value-type="float">
            <text:p>0.24190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230" calcext:value-type="float">
            <text:p>230</text:p>
          </table:table-cell>
          <table:table-cell office:value-type="float" office:value="48168" calcext:value-type="float">
            <text:p>48168</text:p>
          </table:table-cell>
          <table:table-cell office:value-type="float" office:value="745196" calcext:value-type="float">
            <text:p>745196</text:p>
          </table:table-cell>
          <table:table-cell table:number-columns-repeated="2"/>
        </table:table-row>
        <table:table-row table:style-name="ro1">
          <table:table-cell office:value-type="float" office:value="0.179916" calcext:value-type="float">
            <text:p>0.17991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207" calcext:value-type="float">
            <text:p>207</text:p>
          </table:table-cell>
          <table:table-cell office:value-type="float" office:value="61674" calcext:value-type="float">
            <text:p>61674</text:p>
          </table:table-cell>
          <table:table-cell office:value-type="float" office:value="1270860" calcext:value-type="float">
            <text:p>1270860</text:p>
          </table:table-cell>
          <table:table-cell table:number-columns-repeated="2"/>
        </table:table-row>
        <table:table-row table:style-name="ro1">
          <table:table-cell office:value-type="float" office:value="0.165614" calcext:value-type="float">
            <text:p>0.16561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99" calcext:value-type="float">
            <text:p>199</text:p>
          </table:table-cell>
          <table:table-cell office:value-type="float" office:value="59632" calcext:value-type="float">
            <text:p>59632</text:p>
          </table:table-cell>
          <table:table-cell office:value-type="float" office:value="1042940" calcext:value-type="float">
            <text:p>1042940</text:p>
          </table:table-cell>
          <table:table-cell table:number-columns-repeated="2"/>
        </table:table-row>
        <table:table-row table:style-name="ro1">
          <table:table-cell office:value-type="float" office:value="0.169966" calcext:value-type="float">
            <text:p>0.16996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56294" calcext:value-type="float">
            <text:p>56294</text:p>
          </table:table-cell>
          <table:table-cell office:value-type="float" office:value="1295720" calcext:value-type="float">
            <text:p>1295720</text:p>
          </table:table-cell>
          <table:table-cell table:number-columns-repeated="2"/>
        </table:table-row>
        <table:table-row table:style-name="ro1">
          <table:table-cell office:value-type="float" office:value="0.169447" calcext:value-type="float">
            <text:p>0.169447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62652" calcext:value-type="float">
            <text:p>62652</text:p>
          </table:table-cell>
          <table:table-cell office:value-type="float" office:value="1243770" calcext:value-type="float">
            <text:p>1243770</text:p>
          </table:table-cell>
          <table:table-cell table:number-columns-repeated="2"/>
        </table:table-row>
        <table:table-row table:style-name="ro1">
          <table:table-cell office:value-type="float" office:value="0.306886" calcext:value-type="float">
            <text:p>0.30688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90" calcext:value-type="float">
            <text:p>90</text:p>
          </table:table-cell>
          <table:table-cell office:value-type="float" office:value="281" calcext:value-type="float">
            <text:p>281</text:p>
          </table:table-cell>
          <table:table-cell office:value-type="float" office:value="49254" calcext:value-type="float">
            <text:p>49254</text:p>
          </table:table-cell>
          <table:table-cell office:value-type="float" office:value="780582" calcext:value-type="float">
            <text:p>780582</text:p>
          </table:table-cell>
          <table:table-cell table:number-columns-repeated="2"/>
        </table:table-row>
        <table:table-row table:style-name="ro1">
          <table:table-cell office:value-type="float" office:value="0.1724" calcext:value-type="float">
            <text:p>0.172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60624" calcext:value-type="float">
            <text:p>60624</text:p>
          </table:table-cell>
          <table:table-cell office:value-type="float" office:value="1117970" calcext:value-type="float">
            <text:p>1117970</text:p>
          </table:table-cell>
          <table:table-cell table:number-columns-repeated="2"/>
        </table:table-row>
        <table:table-row table:style-name="ro1">
          <table:table-cell office:value-type="float" office:value="0.172305" calcext:value-type="float">
            <text:p>0.17230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49486" calcext:value-type="float">
            <text:p>49486</text:p>
          </table:table-cell>
          <table:table-cell office:value-type="float" office:value="1009670" calcext:value-type="float">
            <text:p>1009670</text:p>
          </table:table-cell>
          <table:table-cell table:number-columns-repeated="2"/>
        </table:table-row>
        <table:table-row table:style-name="ro1">
          <table:table-cell office:value-type="float" office:value="0.182901" calcext:value-type="float">
            <text:p>0.182901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61122" calcext:value-type="float">
            <text:p>61122</text:p>
          </table:table-cell>
          <table:table-cell office:value-type="float" office:value="1197470" calcext:value-type="float">
            <text:p>1197470</text:p>
          </table:table-cell>
          <table:table-cell table:number-columns-repeated="2"/>
        </table:table-row>
        <table:table-row table:style-name="ro1">
          <table:table-cell office:value-type="float" office:value="0.167474" calcext:value-type="float">
            <text:p>0.16747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204" calcext:value-type="float">
            <text:p>204</text:p>
          </table:table-cell>
          <table:table-cell office:value-type="float" office:value="52686" calcext:value-type="float">
            <text:p>52686</text:p>
          </table:table-cell>
          <table:table-cell office:value-type="float" office:value="873118" calcext:value-type="float">
            <text:p>873118</text:p>
          </table:table-cell>
          <table:table-cell table:number-columns-repeated="2"/>
        </table:table-row>
        <table:table-row table:style-name="ro1">
          <table:table-cell office:value-type="float" office:value="0.164368" calcext:value-type="float">
            <text:p>0.16436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56876" calcext:value-type="float">
            <text:p>56876</text:p>
          </table:table-cell>
          <table:table-cell office:value-type="float" office:value="971512" calcext:value-type="float">
            <text:p>971512</text:p>
          </table:table-cell>
          <table:table-cell table:number-columns-repeated="2"/>
        </table:table-row>
        <table:table-row table:style-name="ro1">
          <table:table-cell office:value-type="float" office:value="0.166752" calcext:value-type="float">
            <text:p>0.16675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203" calcext:value-type="float">
            <text:p>203</text:p>
          </table:table-cell>
          <table:table-cell office:value-type="float" office:value="58056" calcext:value-type="float">
            <text:p>58056</text:p>
          </table:table-cell>
          <table:table-cell office:value-type="float" office:value="1012230" calcext:value-type="float">
            <text:p>1012230</text:p>
          </table:table-cell>
          <table:table-cell table:number-columns-repeated="2"/>
        </table:table-row>
        <table:table-row table:style-name="ro1">
          <table:table-cell office:value-type="float" office:value="0.159015" calcext:value-type="float">
            <text:p>0.15901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0426" calcext:value-type="float">
            <text:p>60426</text:p>
          </table:table-cell>
          <table:table-cell office:value-type="float" office:value="1134370" calcext:value-type="float">
            <text:p>1134370</text:p>
          </table:table-cell>
          <table:table-cell table:number-columns-repeated="2"/>
        </table:table-row>
        <table:table-row table:style-name="ro1">
          <table:table-cell office:value-type="float" office:value="0.166093" calcext:value-type="float">
            <text:p>0.16609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8802" calcext:value-type="float">
            <text:p>18802</text:p>
          </table:table-cell>
          <table:table-cell office:value-type="float" office:value="809062" calcext:value-type="float">
            <text:p>809062</text:p>
          </table:table-cell>
          <table:table-cell table:number-columns-repeated="2"/>
        </table:table-row>
        <table:table-row table:style-name="ro1">
          <table:table-cell office:value-type="float" office:value="0.177818" calcext:value-type="float">
            <text:p>0.17781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40268" calcext:value-type="float">
            <text:p>40268</text:p>
          </table:table-cell>
          <table:table-cell office:value-type="float" office:value="788634" calcext:value-type="float">
            <text:p>788634</text:p>
          </table:table-cell>
          <table:table-cell table:number-columns-repeated="2"/>
        </table:table-row>
        <table:table-row table:style-name="ro1">
          <table:table-cell office:value-type="float" office:value="0.189508" calcext:value-type="float">
            <text:p>0.18950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207" calcext:value-type="float">
            <text:p>207</text:p>
          </table:table-cell>
          <table:table-cell office:value-type="float" office:value="71454" calcext:value-type="float">
            <text:p>71454</text:p>
          </table:table-cell>
          <table:table-cell office:value-type="float" office:value="1479020" calcext:value-type="float">
            <text:p>1479020</text:p>
          </table:table-cell>
          <table:table-cell table:number-columns-repeated="2"/>
        </table:table-row>
        <table:table-row table:style-name="ro1">
          <table:table-cell office:value-type="float" office:value="0.208867" calcext:value-type="float">
            <text:p>0.208867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221" calcext:value-type="float">
            <text:p>221</text:p>
          </table:table-cell>
          <table:table-cell office:value-type="float" office:value="56214" calcext:value-type="float">
            <text:p>56214</text:p>
          </table:table-cell>
          <table:table-cell office:value-type="float" office:value="1099270" calcext:value-type="float">
            <text:p>1099270</text:p>
          </table:table-cell>
          <table:table-cell table:number-columns-repeated="2"/>
        </table:table-row>
        <table:table-row table:style-name="ro1">
          <table:table-cell office:value-type="float" office:value="0.162763" calcext:value-type="float">
            <text:p>0.16276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51364" calcext:value-type="float">
            <text:p>51364</text:p>
          </table:table-cell>
          <table:table-cell office:value-type="float" office:value="1060940" calcext:value-type="float">
            <text:p>1060940</text:p>
          </table:table-cell>
          <table:table-cell table:number-columns-repeated="2"/>
        </table:table-row>
        <table:table-row table:style-name="ro1">
          <table:table-cell office:value-type="float" office:value="0.162535" calcext:value-type="float">
            <text:p>0.16253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50816" calcext:value-type="float">
            <text:p>50816</text:p>
          </table:table-cell>
          <table:table-cell office:value-type="float" office:value="765038" calcext:value-type="float">
            <text:p>765038</text:p>
          </table:table-cell>
          <table:table-cell table:number-columns-repeated="2"/>
        </table:table-row>
        <table:table-row table:style-name="ro1">
          <table:table-cell office:value-type="float" office:value="0.165469" calcext:value-type="float">
            <text:p>0.16546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float" office:value="62470" calcext:value-type="float">
            <text:p>62470</text:p>
          </table:table-cell>
          <table:table-cell office:value-type="float" office:value="1234290" calcext:value-type="float">
            <text:p>1234290</text:p>
          </table:table-cell>
          <table:table-cell table:number-columns-repeated="2"/>
        </table:table-row>
        <table:table-row table:style-name="ro1">
          <table:table-cell office:value-type="float" office:value="0.13565" calcext:value-type="float">
            <text:p>0.1356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  <table:table-cell office:value-type="float" office:value="25536" calcext:value-type="float">
            <text:p>25536</text:p>
          </table:table-cell>
          <table:table-cell office:value-type="float" office:value="423374" calcext:value-type="float">
            <text:p>423374</text:p>
          </table:table-cell>
          <table:table-cell table:number-columns-repeated="2"/>
        </table:table-row>
        <table:table-row table:style-name="ro1">
          <table:table-cell office:value-type="float" office:value="0.171213" calcext:value-type="float">
            <text:p>0.17121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48712" calcext:value-type="float">
            <text:p>48712</text:p>
          </table:table-cell>
          <table:table-cell office:value-type="float" office:value="724366" calcext:value-type="float">
            <text:p>724366</text:p>
          </table:table-cell>
          <table:table-cell table:number-columns-repeated="2"/>
        </table:table-row>
        <table:table-row table:style-name="ro1">
          <table:table-cell office:value-type="float" office:value="0.205078" calcext:value-type="float">
            <text:p>0.20507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231" calcext:value-type="float">
            <text:p>231</text:p>
          </table:table-cell>
          <table:table-cell office:value-type="float" office:value="63960" calcext:value-type="float">
            <text:p>63960</text:p>
          </table:table-cell>
          <table:table-cell office:value-type="float" office:value="1388240" calcext:value-type="float">
            <text:p>1388240</text:p>
          </table:table-cell>
          <table:table-cell table:number-columns-repeated="2"/>
        </table:table-row>
        <table:table-row table:style-name="ro1">
          <table:table-cell office:value-type="float" office:value="1.67521" calcext:value-type="float">
            <text:p>1.67521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871" calcext:value-type="float">
            <text:p>871</text:p>
          </table:table-cell>
          <table:table-cell office:value-type="float" office:value="235" calcext:value-type="float">
            <text:p>235</text:p>
          </table:table-cell>
          <table:table-cell office:value-type="float" office:value="1106" calcext:value-type="float">
            <text:p>1106</text:p>
          </table:table-cell>
          <table:table-cell office:value-type="float" office:value="45090" calcext:value-type="float">
            <text:p>45090</text:p>
          </table:table-cell>
          <table:table-cell office:value-type="float" office:value="737984" calcext:value-type="float">
            <text:p>737984</text:p>
          </table:table-cell>
          <table:table-cell table:number-columns-repeated="2"/>
        </table:table-row>
        <table:table-row table:style-name="ro1">
          <table:table-cell office:value-type="float" office:value="0.213008" calcext:value-type="float">
            <text:p>0.21300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209" calcext:value-type="float">
            <text:p>209</text:p>
          </table:table-cell>
          <table:table-cell office:value-type="float" office:value="49640" calcext:value-type="float">
            <text:p>49640</text:p>
          </table:table-cell>
          <table:table-cell office:value-type="float" office:value="806876" calcext:value-type="float">
            <text:p>806876</text:p>
          </table:table-cell>
          <table:table-cell table:number-columns-repeated="2"/>
        </table:table-row>
        <table:table-row table:style-name="ro1">
          <table:table-cell office:value-type="float" office:value="0.161154" calcext:value-type="float">
            <text:p>0.16115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48882" calcext:value-type="float">
            <text:p>48882</text:p>
          </table:table-cell>
          <table:table-cell office:value-type="float" office:value="971570" calcext:value-type="float">
            <text:p>971570</text:p>
          </table:table-cell>
          <table:table-cell table:number-columns-repeated="2"/>
        </table:table-row>
        <table:table-row table:style-name="ro1">
          <table:table-cell office:value-type="float" office:value="0.219457" calcext:value-type="float">
            <text:p>0.219457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233" calcext:value-type="float">
            <text:p>233</text:p>
          </table:table-cell>
          <table:table-cell office:value-type="float" office:value="52402" calcext:value-type="float">
            <text:p>52402</text:p>
          </table:table-cell>
          <table:table-cell office:value-type="float" office:value="978814" calcext:value-type="float">
            <text:p>978814</text:p>
          </table:table-cell>
          <table:table-cell table:number-columns-repeated="2"/>
        </table:table-row>
        <table:table-row table:style-name="ro1">
          <table:table-cell office:value-type="float" office:value="0.768357" calcext:value-type="float">
            <text:p>0.76835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449" calcext:value-type="float">
            <text:p>449</text:p>
          </table:table-cell>
          <table:table-cell office:value-type="float" office:value="199" calcext:value-type="float">
            <text:p>199</text:p>
          </table:table-cell>
          <table:table-cell office:value-type="float" office:value="648" calcext:value-type="float">
            <text:p>648</text:p>
          </table:table-cell>
          <table:table-cell office:value-type="float" office:value="56978" calcext:value-type="float">
            <text:p>56978</text:p>
          </table:table-cell>
          <table:table-cell office:value-type="float" office:value="1320290" calcext:value-type="float">
            <text:p>1320290</text:p>
          </table:table-cell>
          <table:table-cell table:number-columns-repeated="2"/>
        </table:table-row>
        <table:table-row table:style-name="ro1">
          <table:table-cell office:value-type="float" office:value="0.176401" calcext:value-type="float">
            <text:p>0.176401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53076" calcext:value-type="float">
            <text:p>53076</text:p>
          </table:table-cell>
          <table:table-cell office:value-type="float" office:value="972204" calcext:value-type="float">
            <text:p>972204</text:p>
          </table:table-cell>
          <table:table-cell table:number-columns-repeated="2"/>
        </table:table-row>
        <table:table-row table:style-name="ro1">
          <table:table-cell office:value-type="float" office:value="0.246141" calcext:value-type="float">
            <text:p>0.246141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04" calcext:value-type="float">
            <text:p>104</text:p>
          </table:table-cell>
          <table:table-cell office:value-type="float" office:value="251" calcext:value-type="float">
            <text:p>251</text:p>
          </table:table-cell>
          <table:table-cell office:value-type="float" office:value="33540" calcext:value-type="float">
            <text:p>33540</text:p>
          </table:table-cell>
          <table:table-cell office:value-type="float" office:value="515926" calcext:value-type="float">
            <text:p>515926</text:p>
          </table:table-cell>
          <table:table-cell table:number-columns-repeated="2"/>
        </table:table-row>
        <table:table-row table:style-name="ro1">
          <table:table-cell office:value-type="float" office:value="0.183413" calcext:value-type="float">
            <text:p>0.18341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2872" calcext:value-type="float">
            <text:p>32872</text:p>
          </table:table-cell>
          <table:table-cell office:value-type="float" office:value="627752" calcext:value-type="float">
            <text:p>627752</text:p>
          </table:table-cell>
          <table:table-cell table:number-columns-repeated="2"/>
        </table:table-row>
        <table:table-row table:style-name="ro1">
          <table:table-cell office:value-type="float" office:value="6.17114" calcext:value-type="float">
            <text:p>6.17114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013" calcext:value-type="float">
            <text:p>2013</text:p>
          </table:table-cell>
          <table:table-cell office:value-type="float" office:value="655" calcext:value-type="float">
            <text:p>655</text:p>
          </table:table-cell>
          <table:table-cell office:value-type="float" office:value="2668" calcext:value-type="float">
            <text:p>2668</text:p>
          </table:table-cell>
          <table:table-cell office:value-type="float" office:value="47974" calcext:value-type="float">
            <text:p>47974</text:p>
          </table:table-cell>
          <table:table-cell office:value-type="float" office:value="1153320" calcext:value-type="float">
            <text:p>1153320</text:p>
          </table:table-cell>
          <table:table-cell table:number-columns-repeated="2"/>
        </table:table-row>
        <table:table-row table:style-name="ro1">
          <table:table-cell office:value-type="float" office:value="0.236446" calcext:value-type="float">
            <text:p>0.236446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247" calcext:value-type="float">
            <text:p>247</text:p>
          </table:table-cell>
          <table:table-cell office:value-type="float" office:value="54258" calcext:value-type="float">
            <text:p>54258</text:p>
          </table:table-cell>
          <table:table-cell office:value-type="float" office:value="1032360" calcext:value-type="float">
            <text:p>1032360</text:p>
          </table:table-cell>
          <table:table-cell table:number-columns-repeated="2"/>
        </table:table-row>
        <table:table-row table:style-name="ro1">
          <table:table-cell office:value-type="float" office:value="0.145019" calcext:value-type="float">
            <text:p>0.14501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20792" calcext:value-type="float">
            <text:p>20792</text:p>
          </table:table-cell>
          <table:table-cell office:value-type="float" office:value="680144" calcext:value-type="float">
            <text:p>680144</text:p>
          </table:table-cell>
          <table:table-cell table:number-columns-repeated="2"/>
        </table:table-row>
        <table:table-row table:style-name="ro1">
          <table:table-cell office:value-type="float" office:value="2.85465" calcext:value-type="float">
            <text:p>2.8546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378" calcext:value-type="float">
            <text:p>1378</text:p>
          </table:table-cell>
          <table:table-cell office:value-type="float" office:value="227" calcext:value-type="float">
            <text:p>227</text:p>
          </table:table-cell>
          <table:table-cell office:value-type="float" office:value="1605" calcext:value-type="float">
            <text:p>1605</text:p>
          </table:table-cell>
          <table:table-cell office:value-type="float" office:value="53760" calcext:value-type="float">
            <text:p>53760</text:p>
          </table:table-cell>
          <table:table-cell office:value-type="float" office:value="1174700" calcext:value-type="float">
            <text:p>1174700</text:p>
          </table:table-cell>
          <table:table-cell table:number-columns-repeated="2"/>
        </table:table-row>
        <table:table-row table:style-name="ro1">
          <table:table-cell office:value-type="float" office:value="0.164245" calcext:value-type="float">
            <text:p>0.16424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27744" calcext:value-type="float">
            <text:p>27744</text:p>
          </table:table-cell>
          <table:table-cell office:value-type="float" office:value="737084" calcext:value-type="float">
            <text:p>737084</text:p>
          </table:table-cell>
          <table:table-cell table:number-columns-repeated="2"/>
        </table:table-row>
        <table:table-row table:style-name="ro1">
          <table:table-cell office:value-type="float" office:value="0.315257" calcext:value-type="float">
            <text:p>0.31525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278" calcext:value-type="float">
            <text:p>278</text:p>
          </table:table-cell>
          <table:table-cell office:value-type="float" office:value="43784" calcext:value-type="float">
            <text:p>43784</text:p>
          </table:table-cell>
          <table:table-cell office:value-type="float" office:value="720016" calcext:value-type="float">
            <text:p>720016</text:p>
          </table:table-cell>
          <table:table-cell table:number-columns-repeated="2"/>
        </table:table-row>
        <table:table-row table:style-name="ro1">
          <table:table-cell office:value-type="float" office:value="0.17162" calcext:value-type="float">
            <text:p>0.1716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44192" calcext:value-type="float">
            <text:p>44192</text:p>
          </table:table-cell>
          <table:table-cell office:value-type="float" office:value="814120" calcext:value-type="float">
            <text:p>814120</text:p>
          </table:table-cell>
          <table:table-cell table:number-columns-repeated="2"/>
        </table:table-row>
        <table:table-row table:style-name="ro1">
          <table:table-cell office:value-type="float" office:value="0.168379" calcext:value-type="float">
            <text:p>0.16837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44564" calcext:value-type="float">
            <text:p>44564</text:p>
          </table:table-cell>
          <table:table-cell office:value-type="float" office:value="977140" calcext:value-type="float">
            <text:p>977140</text:p>
          </table:table-cell>
          <table:table-cell table:number-columns-repeated="2"/>
        </table:table-row>
        <table:table-row table:style-name="ro1">
          <table:table-cell office:value-type="float" office:value="0.19209" calcext:value-type="float">
            <text:p>0.1920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50308" calcext:value-type="float">
            <text:p>50308</text:p>
          </table:table-cell>
          <table:table-cell office:value-type="float" office:value="863856" calcext:value-type="float">
            <text:p>863856</text:p>
          </table:table-cell>
          <table:table-cell table:number-columns-repeated="2"/>
        </table:table-row>
        <table:table-row table:style-name="ro1">
          <table:table-cell office:value-type="float" office:value="0.460835" calcext:value-type="float">
            <text:p>0.46083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72" calcext:value-type="float">
            <text:p>272</text:p>
          </table:table-cell>
          <table:table-cell office:value-type="float" office:value="134" calcext:value-type="float">
            <text:p>134</text:p>
          </table:table-cell>
          <table:table-cell office:value-type="float" office:value="406" calcext:value-type="float">
            <text:p>406</text:p>
          </table:table-cell>
          <table:table-cell office:value-type="float" office:value="60562" calcext:value-type="float">
            <text:p>60562</text:p>
          </table:table-cell>
          <table:table-cell office:value-type="float" office:value="1319890" calcext:value-type="float">
            <text:p>1319890</text:p>
          </table:table-cell>
          <table:table-cell table:number-columns-repeated="2"/>
        </table:table-row>
        <table:table-row table:style-name="ro1">
          <table:table-cell office:value-type="float" office:value="0.166099" calcext:value-type="float">
            <text:p>0.16609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52240" calcext:value-type="float">
            <text:p>52240</text:p>
          </table:table-cell>
          <table:table-cell office:value-type="float" office:value="925666" calcext:value-type="float">
            <text:p>925666</text:p>
          </table:table-cell>
          <table:table-cell table:number-columns-repeated="2"/>
        </table:table-row>
        <table:table-row table:style-name="ro1">
          <table:table-cell office:value-type="float" office:value="0.242296" calcext:value-type="float">
            <text:p>0.242296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office:value-type="float" office:value="47924" calcext:value-type="float">
            <text:p>47924</text:p>
          </table:table-cell>
          <table:table-cell office:value-type="float" office:value="985224" calcext:value-type="float">
            <text:p>985224</text:p>
          </table:table-cell>
          <table:table-cell table:number-columns-repeated="2"/>
        </table:table-row>
        <table:table-row table:style-name="ro1">
          <table:table-cell office:value-type="float" office:value="0.356138" calcext:value-type="float">
            <text:p>0.35613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310" calcext:value-type="float">
            <text:p>310</text:p>
          </table:table-cell>
          <table:table-cell office:value-type="float" office:value="55594" calcext:value-type="float">
            <text:p>55594</text:p>
          </table:table-cell>
          <table:table-cell office:value-type="float" office:value="1241650" calcext:value-type="float">
            <text:p>1241650</text:p>
          </table:table-cell>
          <table:table-cell table:number-columns-repeated="2"/>
        </table:table-row>
        <table:table-row table:style-name="ro1">
          <table:table-cell office:value-type="float" office:value="0.168974" calcext:value-type="float">
            <text:p>0.168974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37566" calcext:value-type="float">
            <text:p>37566</text:p>
          </table:table-cell>
          <table:table-cell office:value-type="float" office:value="927392" calcext:value-type="float">
            <text:p>927392</text:p>
          </table:table-cell>
          <table:table-cell table:number-columns-repeated="2"/>
        </table:table-row>
        <table:table-row table:style-name="ro1">
          <table:table-cell office:value-type="float" office:value="0.181872" calcext:value-type="float">
            <text:p>0.18187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54444" calcext:value-type="float">
            <text:p>54444</text:p>
          </table:table-cell>
          <table:table-cell office:value-type="float" office:value="1013070" calcext:value-type="float">
            <text:p>1013070</text:p>
          </table:table-cell>
          <table:table-cell table:number-columns-repeated="2"/>
        </table:table-row>
        <table:table-row table:style-name="ro1">
          <table:table-cell office:value-type="float" office:value="0.148388" calcext:value-type="float">
            <text:p>0.14838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35470" calcext:value-type="float">
            <text:p>35470</text:p>
          </table:table-cell>
          <table:table-cell office:value-type="float" office:value="912588" calcext:value-type="float">
            <text:p>912588</text:p>
          </table:table-cell>
          <table:table-cell table:number-columns-repeated="2"/>
        </table:table-row>
        <table:table-row table:style-name="ro1">
          <table:table-cell office:value-type="float" office:value="0.1682" calcext:value-type="float">
            <text:p>0.168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2052" calcext:value-type="float">
            <text:p>42052</text:p>
          </table:table-cell>
          <table:table-cell office:value-type="float" office:value="1023740" calcext:value-type="float">
            <text:p>1023740</text:p>
          </table:table-cell>
          <table:table-cell table:number-columns-repeated="2"/>
        </table:table-row>
        <table:table-row table:style-name="ro1">
          <table:table-cell office:value-type="float" office:value="0.161335" calcext:value-type="float">
            <text:p>0.16133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37372" calcext:value-type="float">
            <text:p>37372</text:p>
          </table:table-cell>
          <table:table-cell office:value-type="float" office:value="971338" calcext:value-type="float">
            <text:p>971338</text:p>
          </table:table-cell>
          <table:table-cell table:number-columns-repeated="2"/>
        </table:table-row>
        <table:table-row table:style-name="ro1">
          <table:table-cell office:value-type="float" office:value="0.167408" calcext:value-type="float">
            <text:p>0.16740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91" calcext:value-type="float">
            <text:p>191</text:p>
          </table:table-cell>
          <table:table-cell office:value-type="float" office:value="44528" calcext:value-type="float">
            <text:p>44528</text:p>
          </table:table-cell>
          <table:table-cell office:value-type="float" office:value="928442" calcext:value-type="float">
            <text:p>928442</text:p>
          </table:table-cell>
          <table:table-cell table:number-columns-repeated="2"/>
        </table:table-row>
        <table:table-row table:style-name="ro1">
          <table:table-cell office:value-type="float" office:value="0.168159" calcext:value-type="float">
            <text:p>0.16815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56996" calcext:value-type="float">
            <text:p>56996</text:p>
          </table:table-cell>
          <table:table-cell office:value-type="float" office:value="1077650" calcext:value-type="float">
            <text:p>1077650</text:p>
          </table:table-cell>
          <table:table-cell table:number-columns-repeated="2"/>
        </table:table-row>
        <table:table-row table:style-name="ro1">
          <table:table-cell office:value-type="float" office:value="0.186346" calcext:value-type="float">
            <text:p>0.186346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220" calcext:value-type="float">
            <text:p>220</text:p>
          </table:table-cell>
          <table:table-cell office:value-type="float" office:value="40850" calcext:value-type="float">
            <text:p>40850</text:p>
          </table:table-cell>
          <table:table-cell office:value-type="float" office:value="897858" calcext:value-type="float">
            <text:p>897858</text:p>
          </table:table-cell>
          <table:table-cell table:number-columns-repeated="2"/>
        </table:table-row>
        <table:table-row table:style-name="ro1">
          <table:table-cell office:value-type="float" office:value="0.173668" calcext:value-type="float">
            <text:p>0.17366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44940" calcext:value-type="float">
            <text:p>44940</text:p>
          </table:table-cell>
          <table:table-cell office:value-type="float" office:value="1000170" calcext:value-type="float">
            <text:p>1000170</text:p>
          </table:table-cell>
          <table:table-cell table:number-columns-repeated="2"/>
        </table:table-row>
        <table:table-row table:style-name="ro1">
          <table:table-cell office:value-type="float" office:value="0.252934" calcext:value-type="float">
            <text:p>0.252934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251" calcext:value-type="float">
            <text:p>251</text:p>
          </table:table-cell>
          <table:table-cell office:value-type="float" office:value="62328" calcext:value-type="float">
            <text:p>62328</text:p>
          </table:table-cell>
          <table:table-cell office:value-type="float" office:value="1401540" calcext:value-type="float">
            <text:p>1401540</text:p>
          </table:table-cell>
          <table:table-cell table:number-columns-repeated="2"/>
        </table:table-row>
        <table:table-row table:style-name="ro1">
          <table:table-cell office:value-type="float" office:value="0.336667" calcext:value-type="float">
            <text:p>0.33666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385" calcext:value-type="float">
            <text:p>385</text:p>
          </table:table-cell>
          <table:table-cell office:value-type="float" office:value="51392" calcext:value-type="float">
            <text:p>51392</text:p>
          </table:table-cell>
          <table:table-cell office:value-type="float" office:value="1044120" calcext:value-type="float">
            <text:p>1044120</text:p>
          </table:table-cell>
          <table:table-cell table:number-columns-repeated="2"/>
        </table:table-row>
        <table:table-row table:style-name="ro1">
          <table:table-cell office:value-type="float" office:value="0.56856" calcext:value-type="float">
            <text:p>0.56856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350" calcext:value-type="float">
            <text:p>350</text:p>
          </table:table-cell>
          <table:table-cell office:value-type="float" office:value="181" calcext:value-type="float">
            <text:p>181</text:p>
          </table:table-cell>
          <table:table-cell office:value-type="float" office:value="531" calcext:value-type="float">
            <text:p>531</text:p>
          </table:table-cell>
          <table:table-cell office:value-type="float" office:value="44092" calcext:value-type="float">
            <text:p>44092</text:p>
          </table:table-cell>
          <table:table-cell office:value-type="float" office:value="756246" calcext:value-type="float">
            <text:p>756246</text:p>
          </table:table-cell>
          <table:table-cell table:number-columns-repeated="2"/>
        </table:table-row>
        <table:table-row table:style-name="ro1">
          <table:table-cell office:value-type="float" office:value="0.164933" calcext:value-type="float">
            <text:p>0.16493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41100" calcext:value-type="float">
            <text:p>41100</text:p>
          </table:table-cell>
          <table:table-cell office:value-type="float" office:value="640298" calcext:value-type="float">
            <text:p>640298</text:p>
          </table:table-cell>
          <table:table-cell table:number-columns-repeated="2"/>
        </table:table-row>
        <table:table-row table:style-name="ro1">
          <table:table-cell office:value-type="float" office:value="0.15375" calcext:value-type="float">
            <text:p>0.1537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58256" calcext:value-type="float">
            <text:p>58256</text:p>
          </table:table-cell>
          <table:table-cell office:value-type="float" office:value="1339490" calcext:value-type="float">
            <text:p>1339490</text:p>
          </table:table-cell>
          <table:table-cell table:number-columns-repeated="2"/>
        </table:table-row>
        <table:table-row table:style-name="ro1">
          <table:table-cell office:value-type="float" office:value="0.460527" calcext:value-type="float">
            <text:p>0.46052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62" calcext:value-type="float">
            <text:p>262</text:p>
          </table:table-cell>
          <table:table-cell office:value-type="float" office:value="235" calcext:value-type="float">
            <text:p>235</text:p>
          </table:table-cell>
          <table:table-cell office:value-type="float" office:value="497" calcext:value-type="float">
            <text:p>497</text:p>
          </table:table-cell>
          <table:table-cell office:value-type="float" office:value="75274" calcext:value-type="float">
            <text:p>75274</text:p>
          </table:table-cell>
          <table:table-cell office:value-type="float" office:value="2118640" calcext:value-type="float">
            <text:p>2118640</text:p>
          </table:table-cell>
          <table:table-cell table:number-columns-repeated="2"/>
        </table:table-row>
        <table:table-row table:style-name="ro1">
          <table:table-cell office:value-type="float" office:value="0.161464" calcext:value-type="float">
            <text:p>0.161464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33112" calcext:value-type="float">
            <text:p>33112</text:p>
          </table:table-cell>
          <table:table-cell office:value-type="float" office:value="748188" calcext:value-type="float">
            <text:p>748188</text:p>
          </table:table-cell>
          <table:table-cell table:number-columns-repeated="2"/>
        </table:table-row>
        <table:table-row table:style-name="ro1">
          <table:table-cell office:value-type="float" office:value="0.3525" calcext:value-type="float">
            <text:p>0.352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112" calcext:value-type="float">
            <text:p>112</text:p>
          </table:table-cell>
          <table:table-cell office:value-type="float" office:value="326" calcext:value-type="float">
            <text:p>326</text:p>
          </table:table-cell>
          <table:table-cell office:value-type="float" office:value="51392" calcext:value-type="float">
            <text:p>51392</text:p>
          </table:table-cell>
          <table:table-cell office:value-type="float" office:value="1027610" calcext:value-type="float">
            <text:p>1027610</text:p>
          </table:table-cell>
          <table:table-cell table:number-columns-repeated="2"/>
        </table:table-row>
        <table:table-row table:style-name="ro1">
          <table:table-cell office:value-type="float" office:value="0.167454" calcext:value-type="float">
            <text:p>0.167454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52708" calcext:value-type="float">
            <text:p>52708</text:p>
          </table:table-cell>
          <table:table-cell office:value-type="float" office:value="872518" calcext:value-type="float">
            <text:p>872518</text:p>
          </table:table-cell>
          <table:table-cell table:number-columns-repeated="2"/>
        </table:table-row>
        <table:table-row table:style-name="ro1">
          <table:table-cell office:value-type="float" office:value="0.179023" calcext:value-type="float">
            <text:p>0.17902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97" calcext:value-type="float">
            <text:p>197</text:p>
          </table:table-cell>
          <table:table-cell office:value-type="float" office:value="60410" calcext:value-type="float">
            <text:p>60410</text:p>
          </table:table-cell>
          <table:table-cell office:value-type="float" office:value="1225820" calcext:value-type="float">
            <text:p>1225820</text:p>
          </table:table-cell>
          <table:table-cell table:number-columns-repeated="2"/>
        </table:table-row>
        <table:table-row table:style-name="ro1">
          <table:table-cell office:value-type="float" office:value="0.175992" calcext:value-type="float">
            <text:p>0.17599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206" calcext:value-type="float">
            <text:p>206</text:p>
          </table:table-cell>
          <table:table-cell office:value-type="float" office:value="48986" calcext:value-type="float">
            <text:p>48986</text:p>
          </table:table-cell>
          <table:table-cell office:value-type="float" office:value="825252" calcext:value-type="float">
            <text:p>825252</text:p>
          </table:table-cell>
          <table:table-cell table:number-columns-repeated="2"/>
        </table:table-row>
        <table:table-row table:style-name="ro1">
          <table:table-cell office:value-type="float" office:value="0.153392" calcext:value-type="float">
            <text:p>0.153392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36604" calcext:value-type="float">
            <text:p>36604</text:p>
          </table:table-cell>
          <table:table-cell office:value-type="float" office:value="871504" calcext:value-type="float">
            <text:p>871504</text:p>
          </table:table-cell>
          <table:table-cell table:number-columns-repeated="2"/>
        </table:table-row>
        <table:table-row table:style-name="ro1">
          <table:table-cell office:value-type="float" office:value="0.279952" calcext:value-type="float">
            <text:p>0.279952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  <table:table-cell office:value-type="float" office:value="58132" calcext:value-type="float">
            <text:p>58132</text:p>
          </table:table-cell>
          <table:table-cell office:value-type="float" office:value="1264620" calcext:value-type="float">
            <text:p>1264620</text:p>
          </table:table-cell>
          <table:table-cell table:number-columns-repeated="2"/>
        </table:table-row>
        <table:table-row table:style-name="ro1">
          <table:table-cell office:value-type="float" office:value="0.189392" calcext:value-type="float">
            <text:p>0.189392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209" calcext:value-type="float">
            <text:p>209</text:p>
          </table:table-cell>
          <table:table-cell office:value-type="float" office:value="41306" calcext:value-type="float">
            <text:p>41306</text:p>
          </table:table-cell>
          <table:table-cell office:value-type="float" office:value="928772" calcext:value-type="float">
            <text:p>928772</text:p>
          </table:table-cell>
          <table:table-cell table:number-columns-repeated="2"/>
        </table:table-row>
        <table:table-row table:style-name="ro1">
          <table:table-cell office:value-type="float" office:value="0.188208" calcext:value-type="float">
            <text:p>0.188208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208" calcext:value-type="float">
            <text:p>208</text:p>
          </table:table-cell>
          <table:table-cell office:value-type="float" office:value="34228" calcext:value-type="float">
            <text:p>34228</text:p>
          </table:table-cell>
          <table:table-cell office:value-type="float" office:value="690420" calcext:value-type="float">
            <text:p>690420</text:p>
          </table:table-cell>
          <table:table-cell table:number-columns-repeated="2"/>
        </table:table-row>
        <table:table-row table:style-name="ro1">
          <table:table-cell office:value-type="float" office:value="0.226209" calcext:value-type="float">
            <text:p>0.226209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234" calcext:value-type="float">
            <text:p>234</text:p>
          </table:table-cell>
          <table:table-cell office:value-type="float" office:value="59584" calcext:value-type="float">
            <text:p>59584</text:p>
          </table:table-cell>
          <table:table-cell office:value-type="float" office:value="1198220" calcext:value-type="float">
            <text:p>1198220</text:p>
          </table:table-cell>
          <table:table-cell table:number-columns-repeated="2"/>
        </table:table-row>
        <table:table-row table:style-name="ro1">
          <table:table-cell office:value-type="float" office:value="0.190857" calcext:value-type="float">
            <text:p>0.190857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236" calcext:value-type="float">
            <text:p>236</text:p>
          </table:table-cell>
          <table:table-cell office:value-type="float" office:value="53586" calcext:value-type="float">
            <text:p>53586</text:p>
          </table:table-cell>
          <table:table-cell office:value-type="float" office:value="1252080" calcext:value-type="float">
            <text:p>1252080</text:p>
          </table:table-cell>
          <table:table-cell table:number-columns-repeated="2"/>
        </table:table-row>
        <table:table-row table:style-name="ro1">
          <table:table-cell office:value-type="float" office:value="0.290556" calcext:value-type="float">
            <text:p>0.290556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  <table:table-cell office:value-type="float" office:value="245" calcext:value-type="float">
            <text:p>245</text:p>
          </table:table-cell>
          <table:table-cell office:value-type="float" office:value="66208" calcext:value-type="float">
            <text:p>66208</text:p>
          </table:table-cell>
          <table:table-cell office:value-type="float" office:value="1434580" calcext:value-type="float">
            <text:p>1434580</text:p>
          </table:table-cell>
          <table:table-cell table:number-columns-repeated="2"/>
        </table:table-row>
        <table:table-row table:style-name="ro1">
          <table:table-cell office:value-type="float" office:value="0.180388" calcext:value-type="float">
            <text:p>0.180388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58430" calcext:value-type="float">
            <text:p>58430</text:p>
          </table:table-cell>
          <table:table-cell office:value-type="float" office:value="1285090" calcext:value-type="float">
            <text:p>1285090</text:p>
          </table:table-cell>
          <table:table-cell table:number-columns-repeated="2"/>
        </table:table-row>
        <table:table-row table:style-name="ro1">
          <table:table-cell office:value-type="float" office:value="0.174573" calcext:value-type="float">
            <text:p>0.174573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38554" calcext:value-type="float">
            <text:p>38554</text:p>
          </table:table-cell>
          <table:table-cell office:value-type="float" office:value="653376" calcext:value-type="float">
            <text:p>653376</text:p>
          </table:table-cell>
          <table:table-cell table:number-columns-repeated="2"/>
        </table:table-row>
        <table:table-row table:style-name="ro1">
          <table:table-cell office:value-type="float" office:value="0.186535" calcext:value-type="float">
            <text:p>0.186535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241" calcext:value-type="float">
            <text:p>241</text:p>
          </table:table-cell>
          <table:table-cell office:value-type="float" office:value="47596" calcext:value-type="float">
            <text:p>47596</text:p>
          </table:table-cell>
          <table:table-cell office:value-type="float" office:value="1164570" calcext:value-type="float">
            <text:p>1164570</text:p>
          </table:table-cell>
          <table:table-cell table:number-columns-repeated="2"/>
        </table:table-row>
        <table:table-row table:style-name="ro1">
          <table:table-cell office:value-type="float" office:value="0.218434" calcext:value-type="float">
            <text:p>0.218434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office:value-type="float" office:value="43696" calcext:value-type="float">
            <text:p>43696</text:p>
          </table:table-cell>
          <table:table-cell office:value-type="float" office:value="730098" calcext:value-type="float">
            <text:p>730098</text:p>
          </table:table-cell>
          <table:table-cell table:number-columns-repeated="2"/>
        </table:table-row>
        <table:table-row table:style-name="ro1">
          <table:table-cell office:value-type="float" office:value="0.174325" calcext:value-type="float">
            <text:p>0.174325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201" calcext:value-type="float">
            <text:p>201</text:p>
          </table:table-cell>
          <table:table-cell office:value-type="float" office:value="45004" calcext:value-type="float">
            <text:p>45004</text:p>
          </table:table-cell>
          <table:table-cell office:value-type="float" office:value="814050" calcext:value-type="float">
            <text:p>814050</text:p>
          </table:table-cell>
          <table:table-cell table:number-columns-repeated="2"/>
        </table:table-row>
        <table:table-row table:style-name="ro1">
          <table:table-cell office:value-type="float" office:value="0.175807" calcext:value-type="float">
            <text:p>0.175807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51190" calcext:value-type="float">
            <text:p>51190</text:p>
          </table:table-cell>
          <table:table-cell office:value-type="float" office:value="932894" calcext:value-type="float">
            <text:p>932894</text:p>
          </table:table-cell>
          <table:table-cell table:number-columns-repeated="2"/>
        </table:table-row>
        <table:table-row table:style-name="ro1">
          <table:table-cell office:value-type="float" office:value="0.166158" calcext:value-type="float">
            <text:p>0.166158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office:value-type="float" office:value="43806" calcext:value-type="float">
            <text:p>43806</text:p>
          </table:table-cell>
          <table:table-cell office:value-type="float" office:value="964916" calcext:value-type="float">
            <text:p>964916</text:p>
          </table:table-cell>
          <table:table-cell table:number-columns-repeated="2"/>
        </table:table-row>
        <table:table-row table:style-name="ro1">
          <table:table-cell office:value-type="float" office:value="0.144876" calcext:value-type="float">
            <text:p>0.144876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96" calcext:value-type="float">
            <text:p>196</text:p>
          </table:table-cell>
          <table:table-cell office:value-type="float" office:value="36728" calcext:value-type="float">
            <text:p>36728</text:p>
          </table:table-cell>
          <table:table-cell office:value-type="float" office:value="629456" calcext:value-type="float">
            <text:p>629456</text:p>
          </table:table-cell>
          <table:table-cell table:number-columns-repeated="2"/>
        </table:table-row>
        <table:table-row table:style-name="ro1">
          <table:table-cell office:value-type="float" office:value="0.275996" calcext:value-type="float">
            <text:p>0.275996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68" calcext:value-type="float">
            <text:p>168</text:p>
          </table:table-cell>
          <table:table-cell office:value-type="float" office:value="101" calcext:value-type="float">
            <text:p>101</text:p>
          </table:table-cell>
          <table:table-cell office:value-type="float" office:value="269" calcext:value-type="float">
            <text:p>269</text:p>
          </table:table-cell>
          <table:table-cell office:value-type="float" office:value="50592" calcext:value-type="float">
            <text:p>50592</text:p>
          </table:table-cell>
          <table:table-cell office:value-type="float" office:value="1040960" calcext:value-type="float">
            <text:p>1040960</text:p>
          </table:table-cell>
          <table:table-cell table:number-columns-repeated="2"/>
        </table:table-row>
        <table:table-row table:style-name="ro1">
          <table:table-cell office:value-type="float" office:value="0.427966" calcext:value-type="float">
            <text:p>0.427966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278" calcext:value-type="float">
            <text:p>278</text:p>
          </table:table-cell>
          <table:table-cell office:value-type="float" office:value="123" calcext:value-type="float">
            <text:p>123</text:p>
          </table:table-cell>
          <table:table-cell office:value-type="float" office:value="401" calcext:value-type="float">
            <text:p>401</text:p>
          </table:table-cell>
          <table:table-cell office:value-type="float" office:value="46822" calcext:value-type="float">
            <text:p>46822</text:p>
          </table:table-cell>
          <table:table-cell office:value-type="float" office:value="1112210" calcext:value-type="float">
            <text:p>1112210</text:p>
          </table:table-cell>
          <table:table-cell table:number-columns-repeated="2"/>
        </table:table-row>
        <table:table-row table:style-name="ro1">
          <table:table-cell office:value-type="float" office:value="0.320265" calcext:value-type="float">
            <text:p>0.320265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359" calcext:value-type="float">
            <text:p>359</text:p>
          </table:table-cell>
          <table:table-cell office:value-type="float" office:value="54600" calcext:value-type="float">
            <text:p>54600</text:p>
          </table:table-cell>
          <table:table-cell office:value-type="float" office:value="1394050" calcext:value-type="float">
            <text:p>1394050</text:p>
          </table:table-cell>
          <table:table-cell table:number-columns-repeated="2"/>
        </table:table-row>
        <table:table-row table:style-name="ro1">
          <table:table-cell office:value-type="float" office:value="0.233667" calcext:value-type="float">
            <text:p>0.233667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246" calcext:value-type="float">
            <text:p>246</text:p>
          </table:table-cell>
          <table:table-cell office:value-type="float" office:value="62034" calcext:value-type="float">
            <text:p>62034</text:p>
          </table:table-cell>
          <table:table-cell office:value-type="float" office:value="1225870" calcext:value-type="float">
            <text:p>1225870</text:p>
          </table:table-cell>
          <table:table-cell table:number-columns-repeated="2"/>
        </table:table-row>
        <table:table-row table:style-name="ro1">
          <table:table-cell office:value-type="float" office:value="0.529584" calcext:value-type="float">
            <text:p>0.529584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311" calcext:value-type="float">
            <text:p>311</text:p>
          </table:table-cell>
          <table:table-cell office:value-type="float" office:value="184" calcext:value-type="float">
            <text:p>184</text:p>
          </table:table-cell>
          <table:table-cell office:value-type="float" office:value="495" calcext:value-type="float">
            <text:p>495</text:p>
          </table:table-cell>
          <table:table-cell office:value-type="float" office:value="66978" calcext:value-type="float">
            <text:p>66978</text:p>
          </table:table-cell>
          <table:table-cell office:value-type="float" office:value="1815900" calcext:value-type="float">
            <text:p>1815900</text:p>
          </table:table-cell>
          <table:table-cell table:number-columns-repeated="2"/>
        </table:table-row>
        <table:table-row table:style-name="ro1">
          <table:table-cell office:value-type="float" office:value="0.361865" calcext:value-type="float">
            <text:p>0.361865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float" office:value="332" calcext:value-type="float">
            <text:p>332</text:p>
          </table:table-cell>
          <table:table-cell office:value-type="float" office:value="59884" calcext:value-type="float">
            <text:p>59884</text:p>
          </table:table-cell>
          <table:table-cell office:value-type="float" office:value="1391050" calcext:value-type="float">
            <text:p>1391050</text:p>
          </table:table-cell>
          <table:table-cell table:number-columns-repeated="2"/>
        </table:table-row>
        <table:table-row table:style-name="ro1">
          <table:table-cell office:value-type="float" office:value="0.161121" calcext:value-type="float">
            <text:p>0.161121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57206" calcext:value-type="float">
            <text:p>57206</text:p>
          </table:table-cell>
          <table:table-cell office:value-type="float" office:value="1269150" calcext:value-type="float">
            <text:p>1269150</text:p>
          </table:table-cell>
          <table:table-cell table:number-columns-repeated="2"/>
        </table:table-row>
        <table:table-row table:style-name="ro1">
          <table:table-cell office:value-type="float" office:value="0.440501" calcext:value-type="float">
            <text:p>0.440501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273" calcext:value-type="float">
            <text:p>273</text:p>
          </table:table-cell>
          <table:table-cell office:value-type="float" office:value="105" calcext:value-type="float">
            <text:p>105</text:p>
          </table:table-cell>
          <table:table-cell office:value-type="float" office:value="378" calcext:value-type="float">
            <text:p>378</text:p>
          </table:table-cell>
          <table:table-cell office:value-type="float" office:value="48172" calcext:value-type="float">
            <text:p>48172</text:p>
          </table:table-cell>
          <table:table-cell office:value-type="float" office:value="920596" calcext:value-type="float">
            <text:p>920596</text:p>
          </table:table-cell>
          <table:table-cell table:number-columns-repeated="2"/>
        </table:table-row>
        <table:table-row table:style-name="ro1">
          <table:table-cell office:value-type="float" office:value="0.210322" calcext:value-type="float">
            <text:p>0.210322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42488" calcext:value-type="float">
            <text:p>42488</text:p>
          </table:table-cell>
          <table:table-cell office:value-type="float" office:value="985094" calcext:value-type="float">
            <text:p>985094</text:p>
          </table:table-cell>
          <table:table-cell table:number-columns-repeated="2"/>
        </table:table-row>
        <table:table-row table:style-name="ro1">
          <table:table-cell office:value-type="float" office:value="0.51852" calcext:value-type="float">
            <text:p>0.51852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184" calcext:value-type="float">
            <text:p>184</text:p>
          </table:table-cell>
          <table:table-cell office:value-type="float" office:value="476" calcext:value-type="float">
            <text:p>476</text:p>
          </table:table-cell>
          <table:table-cell office:value-type="float" office:value="72134" calcext:value-type="float">
            <text:p>72134</text:p>
          </table:table-cell>
          <table:table-cell office:value-type="float" office:value="1628520" calcext:value-type="float">
            <text:p>1628520</text:p>
          </table:table-cell>
          <table:table-cell table:number-columns-repeated="2"/>
        </table:table-row>
        <table:table-row table:style-name="ro1">
          <table:table-cell office:value-type="float" office:value="0.551951" calcext:value-type="float">
            <text:p>0.551951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329" calcext:value-type="float">
            <text:p>329</text:p>
          </table:table-cell>
          <table:table-cell office:value-type="float" office:value="185" calcext:value-type="float">
            <text:p>185</text:p>
          </table:table-cell>
          <table:table-cell office:value-type="float" office:value="514" calcext:value-type="float">
            <text:p>514</text:p>
          </table:table-cell>
          <table:table-cell office:value-type="float" office:value="70120" calcext:value-type="float">
            <text:p>70120</text:p>
          </table:table-cell>
          <table:table-cell office:value-type="float" office:value="1572800" calcext:value-type="float">
            <text:p>1572800</text:p>
          </table:table-cell>
          <table:table-cell table:number-columns-repeated="2"/>
        </table:table-row>
        <table:table-row table:style-name="ro1">
          <table:table-cell office:value-type="float" office:value="0.461465" calcext:value-type="float">
            <text:p>0.461465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 office:value-type="float" office:value="414" calcext:value-type="float">
            <text:p>414</text:p>
          </table:table-cell>
          <table:table-cell office:value-type="float" office:value="65944" calcext:value-type="float">
            <text:p>65944</text:p>
          </table:table-cell>
          <table:table-cell office:value-type="float" office:value="1494060" calcext:value-type="float">
            <text:p>1494060</text:p>
          </table:table-cell>
          <table:table-cell table:number-columns-repeated="2"/>
        </table:table-row>
        <table:table-row table:style-name="ro1">
          <table:table-cell office:value-type="float" office:value="0.760541" calcext:value-type="float">
            <text:p>0.760541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440" calcext:value-type="float">
            <text:p>440</text:p>
          </table:table-cell>
          <table:table-cell office:value-type="float" office:value="147" calcext:value-type="float">
            <text:p>147</text:p>
          </table:table-cell>
          <table:table-cell office:value-type="float" office:value="587" calcext:value-type="float">
            <text:p>587</text:p>
          </table:table-cell>
          <table:table-cell office:value-type="float" office:value="51268" calcext:value-type="float">
            <text:p>51268</text:p>
          </table:table-cell>
          <table:table-cell office:value-type="float" office:value="1192470" calcext:value-type="float">
            <text:p>1192470</text:p>
          </table:table-cell>
          <table:table-cell table:number-columns-repeated="2"/>
        </table:table-row>
        <table:table-row table:style-name="ro1">
          <table:table-cell office:value-type="float" office:value="0.264095" calcext:value-type="float">
            <text:p>0.264095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 office:value-type="float" office:value="65462" calcext:value-type="float">
            <text:p>65462</text:p>
          </table:table-cell>
          <table:table-cell office:value-type="float" office:value="1402420" calcext:value-type="float">
            <text:p>1402420</text:p>
          </table:table-cell>
          <table:table-cell table:number-columns-repeated="2"/>
        </table:table-row>
        <table:table-row table:style-name="ro1">
          <table:table-cell office:value-type="float" office:value="0.618442" calcext:value-type="float">
            <text:p>0.618442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358" calcext:value-type="float">
            <text:p>358</text:p>
          </table:table-cell>
          <table:table-cell office:value-type="float" office:value="139" calcext:value-type="float">
            <text:p>139</text:p>
          </table:table-cell>
          <table:table-cell office:value-type="float" office:value="497" calcext:value-type="float">
            <text:p>497</text:p>
          </table:table-cell>
          <table:table-cell office:value-type="float" office:value="47530" calcext:value-type="float">
            <text:p>47530</text:p>
          </table:table-cell>
          <table:table-cell office:value-type="float" office:value="880924" calcext:value-type="float">
            <text:p>880924</text:p>
          </table:table-cell>
          <table:table-cell table:number-columns-repeated="2"/>
        </table:table-row>
        <table:table-row table:style-name="ro1">
          <table:table-cell office:value-type="float" office:value="0.619355" calcext:value-type="float">
            <text:p>0.619355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330" calcext:value-type="float">
            <text:p>330</text:p>
          </table:table-cell>
          <table:table-cell office:value-type="float" office:value="203" calcext:value-type="float">
            <text:p>203</text:p>
          </table:table-cell>
          <table:table-cell office:value-type="float" office:value="533" calcext:value-type="float">
            <text:p>533</text:p>
          </table:table-cell>
          <table:table-cell office:value-type="float" office:value="70156" calcext:value-type="float">
            <text:p>70156</text:p>
          </table:table-cell>
          <table:table-cell office:value-type="float" office:value="1873170" calcext:value-type="float">
            <text:p>1873170</text:p>
          </table:table-cell>
          <table:table-cell table:number-columns-repeated="2"/>
        </table:table-row>
        <table:table-row table:style-name="ro1">
          <table:table-cell office:value-type="float" office:value="0.732755" calcext:value-type="float">
            <text:p>0.732755</text:p>
          </table:table-cell>
          <table:table-cell office:value-type="float" office:value="28.8" calcext:value-type="float">
            <text:p>28.8</text:p>
          </table:table-cell>
          <table:table-cell office:value-type="float" office:value="144" calcext:value-type="float">
            <text:p>144</text:p>
          </table:table-cell>
          <table:table-cell office:value-type="float" office:value="434" calcext:value-type="float">
            <text:p>434</text:p>
          </table:table-cell>
          <table:table-cell office:value-type="float" office:value="175" calcext:value-type="float">
            <text:p>175</text:p>
          </table:table-cell>
          <table:table-cell office:value-type="float" office:value="609" calcext:value-type="float">
            <text:p>609</text:p>
          </table:table-cell>
          <table:table-cell office:value-type="float" office:value="49852" calcext:value-type="float">
            <text:p>49852</text:p>
          </table:table-cell>
          <table:table-cell office:value-type="float" office:value="1199080" calcext:value-type="float">
            <text:p>119908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2:.A100])" office:value-type="float" office:value="0.401870676767677" calcext:value-type="float">
            <text:p>0.40187067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2:.B100])" office:value-type="float" office:value="28.2242424242424" calcext:value-type="float">
            <text:p>28.22424242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2:.H100])" office:value-type="float" office:value="1055085.43434343" calcext:value-type="float">
            <text:p>1055085.43434343</text:p>
          </table:table-cell>
        </table:table-row>
      </table:table>
      <table:named-expressions/>
      <table:database-ranges>
        <table:database-range table:name="__Anonymous_Sheet_DB__0" table:target-range-address="test_2_a_birrt_results_in_fork_straight_1.A1:test_2_a_birrt_results_in_fork_straight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22:15.730957124</dc:date>
    <meta:editing-duration>PT40S</meta:editing-duration>
    <meta:editing-cycles>1</meta:editing-cycles>
    <meta:document-statistic meta:table-count="1" meta:cell-count="808" meta:object-count="0"/>
    <meta:generator>LibreOffice/5.1.6.2$Linux_X86_64 LibreOffice_project/10m0$Build-2</meta:generator>
  </office:meta>
</office:document-meta>
</file>